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ffcc99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cc99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2_20_Dots_20_3_20_Dashes"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="solid" draw:fill-color="#b3b300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ff" draw:fill="solid" draw:fill-color="#b3b3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b3b300" draw:textarea-horizontal-align="left" draw:auto-grow-height="true" draw:auto-grow-width="true" fo:min-height="0.653cm" fo:min-width="0cm"/>
    </style:style>
    <style:style style:name="gr14" style:family="graphic" style:parent-style-name="standard">
      <style:graphic-properties draw:marker-end="Arrow" draw:marker-end-width="0.3cm" draw:fill="solid" draw:fill-color="#b3b300" draw:textarea-horizontal-align="center" draw:textarea-vertical-align="middle"/>
    </style:style>
    <style:style style:name="gr15" style:family="graphic" style:parent-style-name="standard">
      <style:graphic-properties svg:stroke-width="0.1cm" draw:marker-start-width="0.35cm" draw:marker-end-width="0.35cm" draw:fill="solid" draw:fill-color="#b3b300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b3b300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dash" draw:stroke-dash="Fine_20_Dashed" draw:fill="solid" draw:fill-color="#b3b300" draw:opacity="50%" draw:textarea-horizontal-align="justify" draw:textarea-vertical-align="middle" draw:auto-grow-height="false" draw:shadow-opacity="50%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style:font-size-asian="14pt" style:font-size-complex="14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color="#000000" fo:font-size="12pt" style:font-size-asian="12pt" style:font-size-complex="12pt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12pt"/>
    </style:style>
    <style:style style:name="T2" style:family="text">
      <style:text-properties fo:font-size="12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112cm" svg:height="0.973cm" svg:x="0.354cm" svg:y="0.213cm">
          <text:p text:style-name="P1"><text:span text:style-name="T1">RO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3.11cm" svg:height="0.973cm" svg:x="6.759cm" svg:y="2.908cm">
          <text:p text:style-name="P1"><text:span text:style-name="T1">s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3.111cm" svg:height="0.973cm" svg:x="9.937cm" svg:y="4.715cm">
          <text:p text:style-name="P1"><text:span text:style-name="T1">Independ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3.112cm" svg:height="0.973cm" svg:x="2.753cm" svg:y="6.01cm">
          <text:p text:style-name="P1"><text:span text:style-name="T1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3.111cm" svg:height="0.973cm" svg:x="9.937cm" svg:y="9.061cm">
          <text:p text:style-name="P1"><text:span text:style-name="T1">bare-met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3.111cm" svg:height="0.973cm" svg:x="9.937cm" svg:y="7.584cm">
          <text:p text:style-name="P1"><text:span text:style-name="T2">bare-metal-</text:span><text:span text:style-name="T2"><text:line-break/></text:span><text:span text:style-name="T2">gener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3.111cm" svg:height="0.973cm" svg:x="9.937cm" svg:y="13.738cm">
          <text:p text:style-name="P1"><text:span text:style-name="T1">on-pos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3.111cm" svg:height="0.973cm" svg:x="9.937cm" svg:y="14.97cm">
          <text:p text:style-name="P1"><text:span text:style-name="T1">on-wind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3.111cm" svg:height="0.973cm" svg:x="9.937cm" svg:y="17.098cm">
          <text:p text:style-name="P1"><text:span text:style-name="T1">on-OS-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0" draw:id="id20" draw:layer="layout" svg:width="3.111cm" svg:height="0.973cm" svg:x="12.158cm" svg:y="10.584cm">
          <text:p text:style-name="P1"><text:span text:style-name="T1">Architectur-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2" draw:id="id22" draw:layer="layout" svg:width="3.111cm" svg:height="0.973cm" svg:x="12.158cm" svg:y="12.424cm">
          <text:p text:style-name="P1"><text:span text:style-name="T1">Architectur-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3" draw:id="id23" draw:layer="layout" svg:width="3.111cm" svg:height="0.974cm" svg:x="15.441cm" svg:y="2.849cm">
          <text:p text:style-name="P1"><text:span text:style-name="T1">support_lib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4" draw:id="id24" draw:layer="layout" svg:width="3.11cm" svg:height="0.973cm" svg:x="17.863cm" svg:y="4.628cm">
          <text:p text:style-name="P1"><text:span text:style-name="T1">mat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5" draw:id="id25" draw:layer="layout" svg:width="3.11cm" svg:height="0.973cm" svg:x="17.863cm" svg:y="6.06cm">
          <text:p text:style-name="P1"><text:span text:style-name="T1">rodos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6" draw:id="id26" draw:layer="layout" svg:width="3.11cm" svg:height="0.973cm" svg:x="17.863cm" svg:y="8.305cm">
          <text:p text:style-name="P1"><text:span text:style-name="T1">etc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111cm" svg:height="0.974cm" svg:x="2.753cm" svg:y="2.991cm">
          <text:p text:style-name="P1"><text:span text:style-name="T1">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5" draw:id="id15" draw:layer="layout" svg:width="3.111cm" svg:height="0.974cm" svg:x="20.562cm" svg:y="2.736cm">
          <text:p text:style-name="P1"><text:span text:style-name="T2">Support_</text:span><text:span text:style-name="T2"><text:line-break/></text:span><text:span text:style-name="T2">progra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3.111cm" svg:height="0.973cm" svg:x="2.753cm" svg:y="4.5cm">
          <text:p text:style-name="P1"><text:span text:style-name="T1">mak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3.111cm" svg:height="0.973cm" svg:x="2.753cm" svg:y="7.519cm">
          <text:p text:style-name="P1"><text:span text:style-name="T1">tutori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2" draw:id="id12" draw:layer="layout" svg:width="3.111cm" svg:height="0.973cm" svg:x="2.753cm" svg:y="10.538cm">
          <text:p text:style-name="P1"><text:span text:style-name="T1">to_li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0" draw:id="id10" draw:layer="layout" svg:width="3.111cm" svg:height="0.973cm" svg:x="2.753cm" svg:y="9.029cm">
          <text:p text:style-name="P1"><text:span text:style-name="T1">lib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6" draw:id="id16" draw:layer="layout" svg:width="3.11cm" svg:height="0.973cm" svg:x="23.783cm" svg:y="4.284cm">
          <text:p text:style-name="P1"><text:span text:style-name="T1">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8" draw:id="id18" draw:layer="layout" svg:width="3.111cm" svg:height="0.973cm" svg:x="12.158cm" svg:y="6.073cm">
          <text:p text:style-name="P1"><text:span text:style-name="T1">gatewa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3.11cm" svg:height="0.973cm" svg:x="23.783cm" svg:y="5.685cm">
          <text:p text:style-name="P1"><text:span text:style-name="T1">gui-serv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1" draw:id="id21" draw:layer="layout" svg:width="3.11cm" svg:height="0.973cm" svg:x="23.783cm" svg:y="9.086cm">
          <text:p text:style-name="P1"><text:span text:style-name="T1">etc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9" draw:id="id19" draw:layer="layout" svg:width="3.11cm" svg:height="0.973cm" svg:x="23.783cm" svg:y="7.086cm">
          <text:p text:style-name="P1"><text:span text:style-name="T1">mask-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.91cm" svg:y1="1.186cm" svg:x2="2.753cm" svg:y2="3.478cm" draw:start-shape="id1" draw:start-glue-point="2" draw:end-shape="id2" draw:end-glue-point="3" svg:d="m1910 1186c0 1528 281 2292 843 2292">
          <text:p/>
        </draw:connector>
        <draw:frame draw:style-name="gr5" draw:text-style-name="P4" draw:layer="layout" svg:width="1.035cm" svg:height="0.962cm" svg:x="10.99cm" svg:y="15.847cm">
          <draw:text-box>
            <text:p><text:span text:style-name="T3">...</text:span></text:p>
          </draw:text-box>
        </draw:frame>
        <draw:frame draw:style-name="gr5" draw:text-style-name="P4" draw:layer="layout" svg:width="1.035cm" svg:height="0.962cm" svg:x="18.747cm" svg:y="7.074cm">
          <draw:text-box>
            <text:p><text:span text:style-name="T3">...</text:span></text:p>
          </draw:text-box>
        </draw:frame>
        <draw:frame draw:style-name="gr5" draw:text-style-name="P4" draw:layer="layout" svg:width="1.035cm" svg:height="0.962cm" svg:x="24.943cm" svg:y="7.841cm">
          <draw:text-box>
            <text:p><text:span text:style-name="T3">...</text:span></text:p>
          </draw:text-box>
        </draw:frame>
        <draw:connector draw:style-name="gr4" draw:text-style-name="P1" draw:layer="layout" draw:type="curve" svg:x1="1.91cm" svg:y1="1.186cm" svg:x2="2.753cm" svg:y2="4.986cm" draw:start-shape="id1" draw:start-glue-point="2" draw:end-shape="id3" draw:end-glue-point="3" svg:d="m1910 1186c0 2534 281 3800 843 3800">
          <text:p/>
        </draw:connector>
        <draw:connector draw:style-name="gr4" draw:text-style-name="P1" draw:layer="layout" draw:type="curve" svg:x1="8.314cm" svg:y1="3.881cm" svg:x2="9.937cm" svg:y2="5.201cm" draw:start-shape="id4" draw:start-glue-point="2" draw:end-shape="id5" draw:end-glue-point="3" svg:d="m8314 3881c0 880 541 1320 1623 1320">
          <text:p/>
        </draw:connector>
        <draw:connector draw:style-name="gr4" draw:text-style-name="P1" draw:layer="layout" draw:type="curve" svg:x1="1.91cm" svg:y1="1.186cm" svg:x2="2.753cm" svg:y2="6.496cm" draw:start-shape="id1" draw:start-glue-point="2" draw:end-shape="id6" draw:end-glue-point="3" svg:d="m1910 1186c0 3540 281 5310 843 5310">
          <text:p/>
        </draw:connector>
        <draw:connector draw:style-name="gr4" draw:text-style-name="P1" draw:layer="layout" draw:type="curve" svg:x1="8.314cm" svg:y1="3.881cm" svg:x2="9.937cm" svg:y2="8.07cm" draw:start-shape="id4" draw:start-glue-point="2" draw:end-shape="id7" draw:end-glue-point="3" svg:d="m8314 3881c0 2793 541 4189 1623 4189">
          <text:p/>
        </draw:connector>
        <draw:connector draw:style-name="gr4" draw:text-style-name="P1" draw:layer="layout" draw:type="curve" svg:x1="1.91cm" svg:y1="1.186cm" svg:x2="2.753cm" svg:y2="8.005cm" draw:start-shape="id1" draw:start-glue-point="2" draw:end-shape="id8" draw:end-glue-point="3" svg:d="m1910 1186c0 4546 281 6819 843 6819">
          <text:p/>
        </draw:connector>
        <draw:connector draw:style-name="gr4" draw:text-style-name="P1" draw:layer="layout" draw:type="curve" svg:x1="8.314cm" svg:y1="3.881cm" svg:x2="9.937cm" svg:y2="9.547cm" draw:start-shape="id4" draw:start-glue-point="2" draw:end-shape="id9" draw:end-glue-point="3" svg:d="m8314 3881c0 3778 541 5666 1623 5666">
          <text:p/>
        </draw:connector>
        <draw:connector draw:style-name="gr4" draw:text-style-name="P1" draw:layer="layout" draw:type="curve" svg:x1="1.91cm" svg:y1="1.186cm" svg:x2="2.753cm" svg:y2="9.515cm" draw:start-shape="id1" draw:start-glue-point="2" draw:end-shape="id10" draw:end-glue-point="3" svg:d="m1910 1186c0 5553 281 8329 843 8329">
          <text:p/>
        </draw:connector>
        <draw:connector draw:style-name="gr4" draw:text-style-name="P1" draw:layer="layout" draw:type="curve" svg:x1="8.314cm" svg:y1="3.881cm" svg:x2="9.937cm" svg:y2="14.224cm" draw:start-shape="id4" draw:start-glue-point="2" draw:end-shape="id11" draw:end-glue-point="3" svg:d="m8314 3881c0 6896 541 10343 1623 10343">
          <text:p/>
        </draw:connector>
        <draw:connector draw:style-name="gr4" draw:text-style-name="P1" draw:layer="layout" draw:type="curve" svg:x1="1.91cm" svg:y1="1.186cm" svg:x2="2.753cm" svg:y2="11.024cm" draw:start-shape="id1" draw:start-glue-point="2" draw:end-shape="id12" draw:end-glue-point="3" svg:d="m1910 1186c0 6559 281 9838 843 9838">
          <text:p/>
        </draw:connector>
        <draw:connector draw:style-name="gr4" draw:text-style-name="P1" draw:layer="layout" draw:type="curve" svg:x1="8.314cm" svg:y1="3.881cm" svg:x2="9.937cm" svg:y2="15.456cm" draw:start-shape="id4" draw:start-glue-point="2" draw:end-shape="id13" draw:end-glue-point="3" svg:d="m8314 3881c0 7717 541 11575 1623 11575">
          <text:p/>
        </draw:connector>
        <draw:connector draw:style-name="gr4" draw:text-style-name="P1" draw:layer="layout" draw:type="curve" svg:x1="8.314cm" svg:y1="3.881cm" svg:x2="9.937cm" svg:y2="17.584cm" draw:start-shape="id4" draw:start-glue-point="2" draw:end-shape="id14" draw:end-glue-point="3" svg:d="m8314 3881c0 9136 541 13703 1623 13703">
          <text:p/>
        </draw:connector>
        <draw:connector draw:style-name="gr4" draw:text-style-name="P1" draw:layer="layout" draw:type="curve" svg:x1="22.117cm" svg:y1="3.71cm" svg:x2="23.783cm" svg:y2="4.77cm" draw:start-shape="id15" draw:start-glue-point="2" draw:end-shape="id16" draw:end-glue-point="3" svg:d="m22117 3710c0 707 555 1060 1666 1060">
          <text:p/>
        </draw:connector>
        <draw:connector draw:style-name="gr4" draw:text-style-name="P1" draw:layer="layout" draw:type="curve" svg:x1="22.117cm" svg:y1="3.71cm" svg:x2="23.783cm" svg:y2="6.171cm" draw:start-shape="id15" draw:start-glue-point="2" draw:end-shape="id17" draw:end-glue-point="3" svg:d="m22117 3710c0 1641 555 2461 1666 2461">
          <text:p/>
        </draw:connector>
        <draw:connector draw:style-name="gr4" draw:text-style-name="P1" draw:layer="layout" draw:type="curve" svg:x1="11.492cm" svg:y1="5.688cm" svg:x2="12.158cm" svg:y2="6.559cm" draw:start-shape="id5" draw:start-glue-point="2" draw:end-shape="id18" draw:end-glue-point="3" svg:d="m11492 5688c0 581 222 871 666 871">
          <text:p/>
        </draw:connector>
        <draw:connector draw:style-name="gr4" draw:text-style-name="P1" draw:layer="layout" draw:type="curve" svg:x1="22.117cm" svg:y1="3.71cm" svg:x2="23.783cm" svg:y2="7.572cm" draw:start-shape="id15" draw:start-glue-point="2" draw:end-shape="id19" draw:end-glue-point="3" svg:d="m22117 3710c0 2575 555 3862 1666 3862">
          <text:p/>
        </draw:connector>
        <draw:connector draw:style-name="gr4" draw:text-style-name="P1" draw:layer="layout" draw:type="curve" svg:x1="11.492cm" svg:y1="10.034cm" svg:x2="12.158cm" svg:y2="11.07cm" draw:start-shape="id9" draw:start-glue-point="2" draw:end-shape="id20" draw:end-glue-point="3" svg:d="m11492 10034c0 691 222 1036 666 1036">
          <text:p/>
        </draw:connector>
        <draw:connector draw:style-name="gr4" draw:text-style-name="P1" draw:layer="layout" draw:type="curve" svg:x1="22.117cm" svg:y1="3.71cm" svg:x2="23.783cm" svg:y2="9.572cm" draw:start-shape="id15" draw:start-glue-point="2" draw:end-shape="id21" draw:end-glue-point="3" svg:d="m22117 3710c0 3908 555 5862 1666 5862">
          <text:p/>
        </draw:connector>
        <draw:connector draw:style-name="gr4" draw:text-style-name="P1" draw:layer="layout" draw:type="curve" svg:x1="11.492cm" svg:y1="10.034cm" svg:x2="12.158cm" svg:y2="12.91cm" draw:start-shape="id9" draw:start-glue-point="2" draw:end-shape="id22" draw:end-glue-point="3" svg:d="m11492 10034c0 1918 222 2876 666 2876">
          <text:p/>
        </draw:connector>
        <draw:connector draw:style-name="gr4" draw:text-style-name="P1" draw:layer="layout" draw:type="curve" svg:x1="16.996cm" svg:y1="3.823cm" svg:x2="17.863cm" svg:y2="5.114cm" draw:start-shape="id23" draw:start-glue-point="2" draw:end-shape="id24" draw:end-glue-point="3" svg:d="m16996 3823c0 861 289 1291 867 1291">
          <text:p/>
        </draw:connector>
        <draw:connector draw:style-name="gr4" draw:text-style-name="P1" draw:layer="layout" draw:type="curve" svg:x1="16.996cm" svg:y1="3.823cm" svg:x2="17.863cm" svg:y2="6.546cm" draw:start-shape="id23" draw:start-glue-point="2" draw:end-shape="id25" draw:end-glue-point="3" svg:d="m16996 3823c0 1816 289 2723 867 2723">
          <text:p/>
        </draw:connector>
        <draw:connector draw:style-name="gr4" draw:text-style-name="P1" draw:layer="layout" draw:type="curve" svg:x1="16.996cm" svg:y1="3.823cm" svg:x2="17.863cm" svg:y2="8.791cm" draw:start-shape="id23" draw:start-glue-point="2" draw:end-shape="id26" draw:end-glue-point="3" svg:d="m16996 3823c0 3312 289 4968 867 4968">
          <text:p/>
        </draw:connector>
        <draw:connector draw:style-name="gr4" draw:text-style-name="P1" draw:layer="layout" draw:type="curve" svg:x1="1.91cm" svg:y1="1.186cm" svg:x2="8.314cm" svg:y2="2.908cm" draw:start-shape="id1" draw:start-glue-point="2" draw:end-shape="id4" draw:end-glue-point="0" svg:d="m1910 1186c0 1291 6404 431 6404 1722">
          <text:p/>
        </draw:connector>
        <draw:connector draw:style-name="gr4" draw:text-style-name="P1" draw:layer="layout" draw:type="curve" svg:x1="1.91cm" svg:y1="1.186cm" svg:x2="16.996cm" svg:y2="2.849cm" draw:start-shape="id1" draw:start-glue-point="2" draw:end-shape="id23" svg:d="m1910 1186c0 1248 15086 417 15086 1663">
          <text:p/>
        </draw:connector>
        <draw:connector draw:style-name="gr4" draw:text-style-name="P1" draw:layer="layout" draw:type="curve" svg:x1="1.91cm" svg:y1="1.186cm" svg:x2="22.117cm" svg:y2="2.736cm" draw:start-shape="id1" draw:start-glue-point="2" draw:end-shape="id15" draw:end-glue-point="0" svg:d="m1910 1186c0 1162 20207 388 20207 1550">
          <text:p/>
        </draw:connector>
        <draw:frame draw:style-name="gr5" draw:text-style-name="P4" draw:layer="layout" svg:width="1.035cm" svg:height="0.962cm" svg:x="13.1cm" svg:y="11.361cm">
          <draw:text-box>
            <text:p><text:span text:style-name="T3">...</text:span></text:p>
          </draw:text-box>
        </draw:frame>
        <draw:custom-shape draw:style-name="gr6" draw:text-style-name="P2" xml:id="id27" draw:id="id27" draw:layer="layout" svg:width="3.111cm" svg:height="0.973cm" svg:x="9.9cm" svg:y="18.479cm">
          <text:p text:style-name="P1"><text:span text:style-name="T1">H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28" draw:id="id28" draw:layer="layout" svg:width="3.111cm" svg:height="1.738cm" svg:x="13.496cm" svg:y="18.98cm">
          <text:p text:style-name="P1"><text:span text:style-name="T1">100x on each</text:span><text:span text:style-name="T1"><text:line-break/></text:span><text:span text:style-name="T1">Target HW &amp; </text:span><text:span text:style-name="T1"><text:line-break/></text:span><text:span text:style-name="T1">Dev. 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8.314cm" svg:y1="3.881cm" svg:x2="9.9cm" svg:y2="18.965cm" draw:start-shape="id4" draw:start-glue-point="2" draw:end-shape="id27" draw:end-glue-point="3" svg:d="m8314 3881c0 10056 528 15084 1586 15084">
          <text:p/>
        </draw:connector>
        <draw:connector draw:style-name="gr7" draw:text-style-name="P1" draw:layer="layout" draw:type="curve" svg:x1="11.455cm" svg:y1="19.452cm" svg:x2="13.496cm" svg:y2="19.849cm" draw:start-shape="id27" draw:start-glue-point="2" draw:end-shape="id28" draw:end-glue-point="3" svg:d="m11455 19452c0 265 680 397 2041 397">
          <text:p/>
        </draw:connector>
        <draw:custom-shape draw:style-name="gr3" draw:text-style-name="P2" draw:layer="layout" svg:width="3.111cm" svg:height="0.973cm" svg:x="20.424cm" svg:y="18.34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3.618cm" svg:height="2.147cm" svg:x="23.944cm" svg:y="18.333cm">
          <draw:text-box>
            <text:p><text:span text:style-name="T4">== Content</text:span></text:p>
            <text:p><text:span text:style-name="T4">dynamic </text:span></text:p>
            <text:p><text:span text:style-name="T4">generated (eg</text:span></text:p>
            <text:p><text:span text:style-name="T4">compiler outputs</text:span></text:p>
          </draw:text-box>
        </draw:frame>
        <draw:custom-shape draw:style-name="gr9" draw:text-style-name="P1" draw:layer="layout" svg:width="7.554cm" svg:height="2.416cm" svg:x="20.209cm" svg:y="18.077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1.843cm" svg:height="1.195cm" svg:x="10.161cm" svg:y="0.229cm">
          <draw:text-box>
            <text:p><text:span text:style-name="T5">RODOS: Directory Structure</text:span></text:p>
          </draw:text-box>
        </draw:frame>
        <presentation:notes draw:style-name="dp2">
          <draw:page-thumbnail draw:style-name="gr10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3.112cm" svg:height="0.973cm" svg:x="0.354cm" svg:y="0.213cm">
          <text:p text:style-name="P1"><text:span text:style-name="T1">RO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9" draw:id="id29" draw:layer="layout" svg:width="3.11cm" svg:height="0.973cm" svg:x="6.759cm" svg:y="2.908cm">
          <text:p text:style-name="P1"><text:span text:style-name="T1">s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0" draw:id="id30" draw:layer="layout" svg:width="3.111cm" svg:height="0.973cm" svg:x="9.937cm" svg:y="4.715cm">
          <text:p text:style-name="P1"><text:span text:style-name="T1">Independ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2" draw:id="id32" draw:layer="layout" svg:width="3.111cm" svg:height="0.973cm" svg:x="9.937cm" svg:y="9.061cm">
          <text:p text:style-name="P1"><text:span text:style-name="T1">bare-met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1" draw:id="id31" draw:layer="layout" svg:width="3.111cm" svg:height="0.973cm" svg:x="9.937cm" svg:y="7.584cm">
          <text:p text:style-name="P1"><text:span text:style-name="T2">bare-metal-</text:span><text:span text:style-name="T2"><text:line-break/></text:span><text:span text:style-name="T2">gener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4" draw:id="id34" draw:layer="layout" svg:width="3.111cm" svg:height="0.973cm" svg:x="12.158cm" svg:y="10.584cm">
          <text:p text:style-name="P1"><text:span text:style-name="T1">Architectur-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5" draw:id="id35" draw:layer="layout" svg:width="3.111cm" svg:height="0.974cm" svg:x="15.441cm" svg:y="2.849cm">
          <text:p text:style-name="P1"><text:span text:style-name="T1">support_lib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6" draw:id="id36" draw:layer="layout" svg:width="3.11cm" svg:height="0.973cm" svg:x="17.863cm" svg:y="4.628cm">
          <text:p text:style-name="P1"><text:span text:style-name="T1">mat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7" draw:id="id37" draw:layer="layout" svg:width="3.11cm" svg:height="0.973cm" svg:x="17.863cm" svg:y="8.305cm">
          <text:p text:style-name="P1"><text:span text:style-name="T1">etc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3" draw:id="id33" draw:layer="layout" svg:width="3.111cm" svg:height="0.973cm" svg:x="12.158cm" svg:y="6.073cm">
          <text:p text:style-name="P1"><text:span text:style-name="T1">gatewa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.035cm" svg:height="0.962cm" svg:x="18.747cm" svg:y="7.074cm">
          <draw:text-box>
            <text:p><text:span text:style-name="T3">...</text:span></text:p>
          </draw:text-box>
        </draw:frame>
        <draw:connector draw:style-name="gr4" draw:text-style-name="P1" draw:layer="layout" draw:type="curve" svg:x1="8.314cm" svg:y1="3.881cm" svg:x2="9.937cm" svg:y2="5.201cm" draw:start-shape="id29" draw:start-glue-point="2" draw:end-shape="id30" draw:end-glue-point="3" svg:d="m8314 3881c0 880 541 1320 1623 1320">
          <text:p/>
        </draw:connector>
        <draw:connector draw:style-name="gr4" draw:text-style-name="P1" draw:layer="layout" draw:type="curve" svg:x1="8.314cm" svg:y1="3.881cm" svg:x2="9.937cm" svg:y2="8.07cm" draw:start-shape="id29" draw:start-glue-point="2" draw:end-shape="id31" draw:end-glue-point="3" svg:d="m8314 3881c0 2793 541 4189 1623 4189">
          <text:p/>
        </draw:connector>
        <draw:connector draw:style-name="gr4" draw:text-style-name="P1" draw:layer="layout" draw:type="curve" svg:x1="8.314cm" svg:y1="3.881cm" svg:x2="9.937cm" svg:y2="9.547cm" draw:start-shape="id29" draw:start-glue-point="2" draw:end-shape="id32" draw:end-glue-point="3" svg:d="m8314 3881c0 3778 541 5666 1623 5666">
          <text:p/>
        </draw:connector>
        <draw:connector draw:style-name="gr4" draw:text-style-name="P1" draw:layer="layout" draw:type="curve" svg:x1="11.492cm" svg:y1="5.688cm" svg:x2="12.158cm" svg:y2="6.559cm" draw:start-shape="id30" draw:start-glue-point="2" draw:end-shape="id33" draw:end-glue-point="3" svg:d="m11492 5688c0 581 222 871 666 871">
          <text:p/>
        </draw:connector>
        <draw:connector draw:style-name="gr4" draw:text-style-name="P1" draw:layer="layout" draw:type="curve" svg:x1="11.492cm" svg:y1="10.034cm" svg:x2="12.158cm" svg:y2="11.07cm" draw:start-shape="id32" draw:start-glue-point="2" draw:end-shape="id34" draw:end-glue-point="3" svg:d="m11492 10034c0 691 222 1036 666 1036">
          <text:p/>
        </draw:connector>
        <draw:connector draw:style-name="gr4" draw:text-style-name="P1" draw:layer="layout" draw:type="curve" svg:x1="16.996cm" svg:y1="3.823cm" svg:x2="17.863cm" svg:y2="5.114cm" draw:start-shape="id35" draw:start-glue-point="2" draw:end-shape="id36" draw:end-glue-point="3" svg:d="m16996 3823c0 861 289 1291 867 1291">
          <text:p/>
        </draw:connector>
        <draw:connector draw:style-name="gr4" draw:text-style-name="P1" draw:layer="layout" draw:type="curve" svg:x1="16.996cm" svg:y1="3.823cm" svg:x2="17.863cm" svg:y2="8.791cm" draw:start-shape="id35" draw:start-glue-point="2" draw:end-shape="id37" draw:end-glue-point="3" svg:d="m16996 3823c0 3312 289 4968 867 4968">
          <text:p/>
        </draw:connector>
        <draw:connector draw:style-name="gr4" draw:text-style-name="P1" draw:layer="layout" draw:type="curve" svg:x1="1.91cm" svg:y1="1.186cm" svg:x2="8.314cm" svg:y2="2.908cm" draw:start-shape="id38" draw:start-glue-point="2" draw:end-shape="id29" draw:end-glue-point="0" svg:d="m1910 1186c0 1291 6404 431 6404 1722">
          <text:p/>
        </draw:connector>
        <draw:connector draw:style-name="gr4" draw:text-style-name="P1" draw:layer="layout" draw:type="curve" svg:x1="1.91cm" svg:y1="1.186cm" svg:x2="16.996cm" svg:y2="2.849cm" draw:start-shape="id38" draw:start-glue-point="2" draw:end-shape="id35" svg:d="m1910 1186c0 1248 15086 417 15086 1663">
          <text:p/>
        </draw:connector>
        <draw:custom-shape draw:style-name="gr6" draw:text-style-name="P2" xml:id="id39" draw:id="id39" draw:layer="layout" svg:width="3.111cm" svg:height="0.973cm" svg:x="9.9cm" svg:y="18.479cm">
          <text:p text:style-name="P1"><text:span text:style-name="T1">H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40" draw:id="id40" draw:layer="layout" svg:width="3.111cm" svg:height="1.738cm" svg:x="13.496cm" svg:y="18.98cm">
          <text:p text:style-name="P1"><text:span text:style-name="T1">100x on each</text:span><text:span text:style-name="T1"><text:line-break/></text:span><text:span text:style-name="T1">Target HW &amp; </text:span><text:span text:style-name="T1"><text:line-break/></text:span><text:span text:style-name="T1">Dev. 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8.314cm" svg:y1="3.881cm" svg:x2="9.9cm" svg:y2="18.965cm" draw:start-shape="id29" draw:start-glue-point="2" draw:end-shape="id39" draw:end-glue-point="3" svg:d="m8314 3881c0 10056 528 15084 1586 15084">
          <text:p/>
        </draw:connector>
        <draw:connector draw:style-name="gr7" draw:text-style-name="P1" draw:layer="layout" draw:type="curve" svg:x1="11.455cm" svg:y1="19.452cm" svg:x2="13.496cm" svg:y2="19.849cm" draw:start-shape="id39" draw:start-glue-point="2" draw:end-shape="id40" draw:end-glue-point="3" svg:d="m11455 19452c0 265 680 397 2041 397">
          <text:p/>
        </draw:connector>
        <draw:frame draw:style-name="gr8" draw:text-style-name="P6" draw:layer="layout" svg:width="8.736cm" svg:height="1.195cm" svg:x="10.161cm" svg:y="0.229cm">
          <draw:text-box>
            <text:p><text:span text:style-name="T5">RODOS: Boot Image</text:span></text:p>
          </draw:text-box>
        </draw:frame>
        <presentation:notes draw:style-name="dp2">
          <draw:page-thumbnail draw:style-name="gr10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41" draw:id="id41" draw:layer="layout" svg:width="3.112cm" svg:height="0.973cm" svg:x="0.354cm" svg:y="0.213cm">
          <text:p text:style-name="P1"><text:span text:style-name="T1">Mission-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58" draw:id="id58" draw:layer="layout" svg:width="3.111cm" svg:height="0.973cm" svg:x="9.169cm" svg:y="7.782cm">
          <text:p text:style-name="P1"><text:span text:style-name="T1">gen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69" draw:id="id69" draw:layer="layout" svg:width="3.111cm" svg:height="0.973cm" svg:x="2.767cm" svg:y="4.383cm">
          <text:p text:style-name="P1"><text:span text:style-name="T2">rodos_ </text:span><text:span text:style-name="T2"><text:line-break/></text:span><text:span text:style-name="T2">Exten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59" draw:id="id59" draw:layer="layout" svg:width="3.111cm" svg:height="0.973cm" svg:x="9.168cm" svg:y="9.328cm">
          <text:p text:style-name="P1"><text:span text:style-name="T1">inclu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2" draw:id="id42" draw:layer="layout" svg:width="3.111cm" svg:height="0.974cm" svg:x="2.753cm" svg:y="2.991cm">
          <text:p text:style-name="P1"><text:span text:style-name="T1">Rodos (Lin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46" draw:id="id46" draw:layer="layout" svg:width="3.111cm" svg:height="1.405cm" svg:x="21.643cm" svg:y="2.568cm">
          <text:p text:style-name="P1"><text:span text:style-name="T2">Support_</text:span><text:span text:style-name="T2"><text:line-break/></text:span><text:span text:style-name="T2">progra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43" draw:id="id43" draw:layer="layout" svg:width="3.111cm" svg:height="0.973cm" svg:x="2.753cm" svg:y="6.1cm">
          <text:p text:style-name="P1"><text:span text:style-name="T1">make &amp; Scrip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5" draw:id="id45" draw:layer="layout" svg:width="3.111cm" svg:height="0.973cm" svg:x="2.753cm" svg:y="10.381cm">
          <text:p text:style-name="P1"><text:span text:style-name="T1">to_link (Lin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44" draw:id="id44" draw:layer="layout" svg:width="3.111cm" svg:height="0.973cm" svg:x="2.753cm" svg:y="8.872cm">
          <text:p text:style-name="P1"><text:span text:style-name="T1">lib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47" draw:id="id47" draw:layer="layout" svg:width="3.11cm" svg:height="0.973cm" svg:x="24.581cm" svg:y="5.165cm">
          <text:p text:style-name="P1"><text:span text:style-name="T1">Generator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48" draw:id="id48" draw:layer="layout" svg:width="3.11cm" svg:height="0.973cm" svg:x="24.657cm" svg:y="7.328cm">
          <text:p text:style-name="P1"><text:span text:style-name="T1">Generator 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.91cm" svg:y1="1.186cm" svg:x2="2.753cm" svg:y2="3.478cm" draw:start-shape="id41" draw:start-glue-point="2" draw:end-shape="id42" draw:end-glue-point="3" svg:d="m1910 1186c0 1528 281 2292 843 2292">
          <text:p/>
        </draw:connector>
        <draw:frame draw:style-name="gr13" draw:text-style-name="P4" draw:layer="layout" svg:width="1.035cm" svg:height="0.962cm" svg:x="15.019cm" svg:y="9.97cm">
          <draw:text-box>
            <text:p><text:span text:style-name="T3">...</text:span></text:p>
          </draw:text-box>
        </draw:frame>
        <draw:connector draw:style-name="gr4" draw:text-style-name="P1" draw:layer="layout" draw:type="curve" svg:x1="1.91cm" svg:y1="1.186cm" svg:x2="2.753cm" svg:y2="6.586cm" draw:start-shape="id41" draw:start-glue-point="2" draw:end-shape="id43" draw:end-glue-point="3" svg:d="m1910 1186c0 3600 281 5400 843 5400">
          <text:p/>
        </draw:connector>
        <draw:connector draw:style-name="gr4" draw:text-style-name="P1" draw:layer="layout" draw:type="curve" svg:x1="1.91cm" svg:y1="1.186cm" svg:x2="2.753cm" svg:y2="9.358cm" draw:start-shape="id41" draw:start-glue-point="2" draw:end-shape="id44" draw:end-glue-point="3" svg:d="m1910 1186c0 5448 281 8172 843 8172">
          <text:p/>
        </draw:connector>
        <draw:connector draw:style-name="gr4" draw:text-style-name="P1" draw:layer="layout" draw:type="curve" svg:x1="1.91cm" svg:y1="1.186cm" svg:x2="2.753cm" svg:y2="10.867cm" draw:start-shape="id41" draw:start-glue-point="2" draw:end-shape="id45" draw:end-glue-point="3" svg:d="m1910 1186c0 6454 281 9681 843 9681">
          <text:p/>
        </draw:connector>
        <draw:connector draw:style-name="gr14" draw:text-style-name="P1" draw:layer="layout" draw:type="curve" svg:x1="23.198cm" svg:y1="3.973cm" svg:x2="24.581cm" svg:y2="5.651cm" draw:start-shape="id46" draw:start-glue-point="2" draw:end-shape="id47" draw:end-glue-point="3" svg:d="m23198 3973c0 1119 461 1678 1383 1678">
          <text:p/>
        </draw:connector>
        <draw:connector draw:style-name="gr14" draw:text-style-name="P1" draw:layer="layout" draw:type="curve" svg:x1="23.198cm" svg:y1="3.973cm" svg:x2="24.657cm" svg:y2="7.814cm" draw:start-shape="id46" draw:start-glue-point="2" draw:end-shape="id48" draw:end-glue-point="3" svg:d="m23198 3973c0 2561 486 3841 1459 3841">
          <text:p/>
        </draw:connector>
        <draw:custom-shape draw:style-name="gr11" draw:text-style-name="P2" xml:id="id70" draw:id="id70" draw:layer="layout" svg:width="3.11cm" svg:height="0.973cm" svg:x="24.695cm" svg:y="10.123cm">
          <text:p text:style-name="P1"><text:span text:style-name="T1">EGSE-To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71" draw:id="id71" draw:layer="layout" svg:width="3.11cm" svg:height="0.973cm" svg:x="24.718cm" svg:y="11.488cm">
          <text:p text:style-name="P1"><text:span text:style-name="T1">Debug-Sup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72" draw:id="id72" draw:layer="layout" svg:width="3.11cm" svg:height="0.973cm" svg:x="19.225cm" svg:y="7.451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73" draw:id="id73" draw:layer="layout" svg:width="3.11cm" svg:height="0.973cm" svg:x="19.225cm" svg:y="8.735cm">
          <text:p text:style-name="P1"><text:span text:style-name="T1">o / 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49" draw:id="id49" draw:layer="layout" svg:width="3.075cm" svg:height="0.973cm" svg:x="2.792cm" svg:y="7.472cm">
          <text:p text:style-name="P1"><text:span text:style-name="T1">Doc &amp; </text:span><text:span text:style-name="T1"><text:line-break/></text:span><text:span text:style-name="T1">Read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51" draw:id="id51" draw:layer="layout" svg:width="3.075cm" svg:height="0.973cm" svg:x="19.26cm" svg:y="4.883cm">
          <text:p text:style-name="P1"><text:span text:style-name="T1">do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66" draw:id="id66" draw:layer="layout" svg:width="3.111cm" svg:height="0.973cm" svg:x="14.112cm" svg:y="8.838cm">
          <text:p text:style-name="P1"><text:span text:style-name="T1">target-a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52" draw:id="id52" draw:layer="layout" svg:width="3.075cm" svg:height="0.973cm" svg:x="19.26cm" svg:y="6.167cm">
          <text:p text:style-name="P1"><text:span text:style-name="T1">make /scrip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.91cm" svg:y1="1.186cm" svg:x2="2.792cm" svg:y2="7.958cm" draw:start-shape="id41" draw:start-glue-point="2" draw:end-shape="id49" draw:end-glue-point="3" svg:d="m1910 1186c0 4515 294 6772 882 6772">
          <text:p/>
        </draw:connector>
        <draw:connector draw:style-name="gr14" draw:text-style-name="P1" draw:layer="layout" draw:type="curve" svg:x1="18.462cm" svg:y1="3.94cm" svg:x2="19.26cm" svg:y2="5.369cm" draw:start-shape="id50" draw:start-glue-point="2" draw:end-shape="id51" svg:d="m18462 3940c0 953 266 1429 798 1429">
          <text:p/>
        </draw:connector>
        <draw:connector draw:style-name="gr14" draw:text-style-name="P1" draw:layer="layout" draw:type="curve" svg:x1="18.462cm" svg:y1="3.94cm" svg:x2="19.26cm" svg:y2="6.653cm" draw:start-shape="id50" draw:start-glue-point="2" draw:end-shape="id52" draw:end-glue-point="3" svg:d="m18462 3940c0 1809 266 2713 798 2713">
          <text:p/>
        </draw:connector>
        <draw:custom-shape draw:style-name="gr11" draw:text-style-name="P2" xml:id="id53" draw:id="id53" draw:layer="layout" svg:width="3.111cm" svg:height="0.973cm" svg:x="6.81cm" svg:y="2.93cm">
          <text:p text:style-name="P1"><text:span text:style-name="T1">comm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56" draw:id="id56" draw:layer="layout" svg:width="3.11cm" svg:height="0.973cm" svg:x="9.105cm" svg:y="10.8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57" draw:id="id57" draw:layer="layout" svg:width="3.11cm" svg:height="0.973cm" svg:x="9.105cm" svg:y="12.084cm">
          <text:p text:style-name="P1"><text:span text:style-name="T1">o / 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54" draw:id="id54" draw:layer="layout" svg:width="3.075cm" svg:height="0.973cm" svg:x="9.063cm" svg:y="4.846cm">
          <text:p text:style-name="P1"><text:span text:style-name="T1">do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55" draw:id="id55" draw:layer="layout" svg:width="3.075cm" svg:height="0.973cm" svg:x="9.063cm" svg:y="6.13cm">
          <text:p text:style-name="P1"><text:span text:style-name="T1">make /scrip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curve" svg:x1="8.365cm" svg:y1="3.903cm" svg:x2="9.063cm" svg:y2="5.332cm" draw:start-shape="id53" draw:start-glue-point="2" draw:end-shape="id54" draw:end-glue-point="3" svg:d="m8365 3903c0 953 232 1429 698 1429">
          <text:p/>
        </draw:connector>
        <draw:connector draw:style-name="gr14" draw:text-style-name="P1" draw:layer="layout" draw:type="curve" svg:x1="8.365cm" svg:y1="3.903cm" svg:x2="9.063cm" svg:y2="6.616cm" draw:start-shape="id53" draw:start-glue-point="2" draw:end-shape="id55" draw:end-glue-point="3" svg:d="m8365 3903c0 1809 232 2713 698 2713">
          <text:p/>
        </draw:connector>
        <draw:connector draw:style-name="gr14" draw:text-style-name="P1" draw:layer="layout" draw:type="curve" svg:x1="8.365cm" svg:y1="3.903cm" svg:x2="9.105cm" svg:y2="11.286cm" draw:start-shape="id53" draw:start-glue-point="2" draw:end-shape="id56" draw:end-glue-point="3" svg:d="m8365 3903c0 4922 246 7383 740 7383">
          <text:p/>
        </draw:connector>
        <draw:connector draw:style-name="gr14" draw:text-style-name="P1" draw:layer="layout" draw:type="curve" svg:x1="8.365cm" svg:y1="3.903cm" svg:x2="9.105cm" svg:y2="12.57cm" draw:start-shape="id53" draw:start-glue-point="2" draw:end-shape="id57" draw:end-glue-point="3" svg:d="m8365 3903c0 5778 246 8667 740 8667">
          <text:p/>
        </draw:connector>
        <draw:connector draw:style-name="gr14" draw:text-style-name="P1" draw:layer="layout" draw:type="curve" svg:x1="8.365cm" svg:y1="3.903cm" svg:x2="9.169cm" svg:y2="8.268cm" draw:start-shape="id53" draw:start-glue-point="2" draw:end-shape="id58" draw:end-glue-point="3" svg:d="m8365 3903c0 2910 268 4365 804 4365">
          <text:p/>
        </draw:connector>
        <draw:custom-shape draw:style-name="gr11" draw:text-style-name="P2" xml:id="id67" draw:id="id67" draw:layer="layout" svg:width="3.111cm" svg:height="0.973cm" svg:x="14.112cm" svg:y="11.126cm">
          <text:p text:style-name="P1"><text:span text:style-name="T1">target-z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curve" svg:x1="8.365cm" svg:y1="3.903cm" svg:x2="9.168cm" svg:y2="9.814cm" draw:start-shape="id53" draw:start-glue-point="2" draw:end-shape="id59" draw:end-glue-point="3" svg:d="m8365 3903c0 3941 267 5911 803 5911">
          <text:p/>
        </draw:connector>
        <draw:custom-shape draw:style-name="gr11" draw:text-style-name="P2" xml:id="id65" draw:id="id65" draw:layer="layout" svg:width="3.111cm" svg:height="0.973cm" svg:x="14.08cm" svg:y="7.529cm">
          <text:p text:style-name="P1"><text:span text:style-name="T1">inclu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60" draw:id="id60" draw:layer="layout" svg:width="3.111cm" svg:height="0.973cm" svg:x="11.422cm" svg:y="2.931cm">
          <text:p text:style-name="P1"><text:span text:style-name="T1">HW-Deppen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63" draw:id="id63" draw:layer="layout" svg:width="3.11cm" svg:height="0.973cm" svg:x="14.017cm" svg:y="14.201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64" draw:id="id64" draw:layer="layout" svg:width="3.11cm" svg:height="0.973cm" svg:x="14.017cm" svg:y="15.485cm">
          <text:p text:style-name="P1"><text:span text:style-name="T1">o / 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61" draw:id="id61" draw:layer="layout" svg:width="3.075cm" svg:height="0.973cm" svg:x="13.975cm" svg:y="4.847cm">
          <text:p text:style-name="P1"><text:span text:style-name="T1">do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62" draw:id="id62" draw:layer="layout" svg:width="3.075cm" svg:height="0.973cm" svg:x="13.975cm" svg:y="6.131cm">
          <text:p text:style-name="P1"><text:span text:style-name="T1">make /scrip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curve" svg:x1="12.977cm" svg:y1="3.904cm" svg:x2="13.975cm" svg:y2="5.333cm" draw:start-shape="id60" draw:start-glue-point="2" draw:end-shape="id61" draw:end-glue-point="3" svg:d="m12977 3904c0 953 332 1429 998 1429">
          <text:p/>
        </draw:connector>
        <draw:connector draw:style-name="gr14" draw:text-style-name="P1" draw:layer="layout" draw:type="curve" svg:x1="12.977cm" svg:y1="3.904cm" svg:x2="13.975cm" svg:y2="6.617cm" draw:start-shape="id60" draw:start-glue-point="2" draw:end-shape="id62" draw:end-glue-point="3" svg:d="m12977 3904c0 1809 332 2713 998 2713">
          <text:p/>
        </draw:connector>
        <draw:connector draw:style-name="gr14" draw:text-style-name="P1" draw:layer="layout" draw:type="curve" svg:x1="12.977cm" svg:y1="3.904cm" svg:x2="14.017cm" svg:y2="14.687cm" draw:start-shape="id60" draw:start-glue-point="2" draw:end-shape="id63" draw:end-glue-point="3" svg:d="m12977 3904c0 7189 346 10783 1040 10783">
          <text:p/>
        </draw:connector>
        <draw:connector draw:style-name="gr14" draw:text-style-name="P1" draw:layer="layout" draw:type="curve" svg:x1="12.977cm" svg:y1="3.904cm" svg:x2="14.017cm" svg:y2="15.971cm" draw:start-shape="id60" draw:start-glue-point="2" draw:end-shape="id64" draw:end-glue-point="3" svg:d="m12977 3904c0 8045 346 12067 1040 12067">
          <text:p/>
        </draw:connector>
        <draw:connector draw:style-name="gr14" draw:text-style-name="P1" draw:layer="layout" draw:type="curve" svg:x1="12.977cm" svg:y1="3.904cm" svg:x2="14.08cm" svg:y2="8.015cm" draw:start-shape="id60" draw:start-glue-point="2" draw:end-shape="id65" draw:end-glue-point="3" svg:d="m12977 3904c0 2741 367 4111 1103 4111">
          <text:p/>
        </draw:connector>
        <draw:connector draw:style-name="gr14" draw:text-style-name="P1" draw:layer="layout" draw:type="curve" svg:x1="12.977cm" svg:y1="3.904cm" svg:x2="14.112cm" svg:y2="9.324cm" draw:start-shape="id60" draw:start-glue-point="2" draw:end-shape="id66" draw:end-glue-point="3" svg:d="m12977 3904c0 3614 378 5420 1135 5420">
          <text:p/>
        </draw:connector>
        <draw:connector draw:style-name="gr14" draw:text-style-name="P1" draw:layer="layout" draw:type="curve" svg:x1="12.977cm" svg:y1="3.904cm" svg:x2="14.112cm" svg:y2="11.612cm" draw:start-shape="id60" draw:start-glue-point="2" draw:end-shape="id67" draw:end-glue-point="3" svg:d="m12977 3904c0 5139 378 7708 1135 7708">
          <text:p/>
        </draw:connector>
        <draw:custom-shape draw:style-name="gr11" draw:text-style-name="P2" xml:id="id68" draw:id="id68" draw:layer="layout" svg:width="3.075cm" svg:height="0.973cm" svg:x="16.448cm" svg:y="12.534cm">
          <text:p text:style-name="P1"><text:span text:style-name="T1">make /scrip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curve" svg:x1="15.667cm" svg:y1="12.099cm" svg:x2="16.448cm" svg:y2="13.02cm" draw:start-shape="id67" draw:start-glue-point="2" draw:end-shape="id68" draw:end-glue-point="3" svg:d="m15667 12099c0 614 260 921 781 921">
          <text:p/>
        </draw:connector>
        <draw:custom-shape draw:style-name="gr15" draw:text-style-name="P2" draw:layer="layout" svg:width="3.111cm" svg:height="0.973cm" svg:x="23.256cm" svg:y="16.838cm">
          <text:p text:style-name="P1"><text:span text:style-name="T1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.91cm" svg:y1="1.186cm" svg:x2="2.767cm" svg:y2="4.869cm" draw:start-shape="id41" draw:start-glue-point="2" draw:end-shape="id69" draw:end-glue-point="3" svg:d="m1910 1186c0 2456 285 3683 857 3683">
          <text:p/>
        </draw:connector>
        <draw:connector draw:style-name="gr14" draw:text-style-name="P1" draw:layer="layout" draw:type="curve" svg:x1="23.198cm" svg:y1="3.973cm" svg:x2="24.695cm" svg:y2="10.609cm" draw:start-shape="id46" draw:start-glue-point="2" draw:end-shape="id70" draw:end-glue-point="3" svg:d="m23198 3973c0 4424 499 6636 1497 6636">
          <text:p/>
        </draw:connector>
        <draw:connector draw:style-name="gr14" draw:text-style-name="P1" draw:layer="layout" draw:type="curve" svg:x1="23.198cm" svg:y1="3.973cm" svg:x2="24.718cm" svg:y2="11.974cm" draw:start-shape="id46" draw:start-glue-point="2" draw:end-shape="id71" draw:end-glue-point="3" svg:d="m23198 3973c0 5334 506 8001 1520 8001">
          <text:p/>
        </draw:connector>
        <draw:connector draw:style-name="gr14" draw:text-style-name="P1" draw:layer="layout" draw:type="curve" svg:x1="18.462cm" svg:y1="3.94cm" svg:x2="19.225cm" svg:y2="7.937cm" draw:start-shape="id50" draw:start-glue-point="2" draw:end-shape="id72" draw:end-glue-point="3" svg:d="m18462 3940c0 2665 254 3997 763 3997">
          <text:p/>
        </draw:connector>
        <draw:connector draw:style-name="gr14" draw:text-style-name="P1" draw:layer="layout" draw:type="curve" svg:x1="18.462cm" svg:y1="3.94cm" svg:x2="19.225cm" svg:y2="9.221cm" draw:start-shape="id50" draw:start-glue-point="2" draw:end-shape="id73" draw:end-glue-point="3" svg:d="m18462 3940c0 3521 254 5281 763 5281">
          <text:p/>
        </draw:connector>
        <draw:frame draw:style-name="gr16" draw:text-style-name="P7" draw:layer="layout" svg:width="5.836cm" svg:height="1.916cm" svg:x="20.368cm" svg:y="14.716cm">
          <draw:text-box>
            <text:p><text:span text:style-name="T6">Special Applications</text:span></text:p>
            <text:p><text:span text:style-name="T6">But structur like all other</text:span></text:p>
            <text:p><text:span text:style-name="T6">Applications</text:span></text:p>
          </draw:text-box>
        </draw:frame>
        <draw:custom-shape draw:style-name="gr11" draw:text-style-name="P2" draw:layer="layout" svg:width="3.111cm" svg:height="0.973cm" svg:x="23.372cm" svg:y="18.057cm">
          <text:p text:style-name="P1"><text:span text:style-name="T1">Dummy-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3.111cm" svg:height="0.973cm" svg:x="23.296cm" svg:y="19.324cm">
          <text:p text:style-name="P1"><text:span text:style-name="T1">Simmulaltion-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4" draw:layer="layout" svg:width="1.035cm" svg:height="0.962cm" svg:x="25.719cm" svg:y="6.289cm">
          <draw:text-box draw:corner-radius="10.096cm">
            <text:p><text:span text:style-name="T3">...</text:span></text:p>
          </draw:text-box>
        </draw:frame>
        <draw:custom-shape draw:style-name="gr11" draw:text-style-name="P2" xml:id="id74" draw:id="id74" draw:layer="layout" svg:width="3.11cm" svg:height="0.973cm" svg:x="24.657cm" svg:y="8.709cm">
          <text:p text:style-name="P1"><text:span text:style-name="T1">Support-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curve" svg:x1="23.198cm" svg:y1="3.973cm" svg:x2="24.657cm" svg:y2="9.195cm" draw:start-shape="id46" draw:start-glue-point="2" draw:end-shape="id74" draw:end-glue-point="3" svg:d="m23198 3973c0 3482 486 5222 1459 5222">
          <text:p/>
        </draw:connector>
        <draw:connector draw:style-name="gr7" draw:text-style-name="P1" draw:layer="layout" draw:type="curve" svg:x1="1.91cm" svg:y1="1.186cm" svg:x2="8.365cm" svg:y2="2.93cm" draw:start-shape="id41" draw:start-glue-point="2" draw:end-shape="id53" draw:end-glue-point="0" svg:d="m1910 1186c0 1308 6455 436 6455 1744">
          <text:p/>
        </draw:connector>
        <draw:connector draw:style-name="gr7" draw:text-style-name="P1" draw:layer="layout" draw:type="curve" svg:x1="1.91cm" svg:y1="1.186cm" svg:x2="12.977cm" svg:y2="2.931cm" draw:start-shape="id41" draw:start-glue-point="2" draw:end-shape="id60" draw:end-glue-point="0" svg:d="m1910 1186c0 1308 11067 436 11067 1745">
          <text:p/>
        </draw:connector>
        <draw:connector draw:style-name="gr7" draw:text-style-name="P1" draw:layer="layout" draw:type="curve" svg:x1="1.91cm" svg:y1="1.186cm" svg:x2="19.268cm" svg:y2="2.4cm" draw:start-shape="id41" draw:start-glue-point="2" draw:end-shape="id75" draw:end-glue-point="0" svg:d="m1910 1186c0 910 17358 304 17358 1214">
          <text:p/>
        </draw:connector>
        <draw:connector draw:style-name="gr7" draw:text-style-name="P1" draw:layer="layout" draw:type="curve" svg:x1="1.91cm" svg:y1="1.186cm" svg:x2="18.462cm" svg:y2="2.967cm" draw:start-shape="id41" draw:start-glue-point="2" draw:end-shape="id50" draw:end-glue-point="0" svg:d="m1910 1186c0 1335 16552 445 16552 1781">
          <text:p/>
        </draw:connector>
        <draw:connector draw:style-name="gr7" draw:text-style-name="P1" draw:layer="layout" draw:type="curve" svg:x1="1.91cm" svg:y1="1.186cm" svg:x2="23.198cm" svg:y2="2.568cm" draw:start-shape="id41" draw:start-glue-point="2" draw:end-shape="id46" svg:d="m1910 1186c0 1036 21288 346 21288 1382">
          <text:p/>
        </draw:connector>
        <draw:connector draw:style-name="gr7" draw:text-style-name="P1" draw:layer="layout" draw:type="curve" svg:x1="1.91cm" svg:y1="1.186cm" svg:x2="18.821cm" svg:y2="2.724cm" draw:start-shape="id41" draw:start-glue-point="2" draw:end-shape="id76" draw:end-glue-point="0" svg:d="m1910 1186c0 1153 16911 385 16911 1538">
          <text:p/>
        </draw:connector>
        <draw:custom-shape draw:style-name="gr11" draw:text-style-name="P2" xml:id="id50" draw:id="id50" draw:layer="layout" svg:width="3.111cm" svg:height="0.973cm" svg:x="16.907cm" svg:y="2.967cm">
          <text:p text:style-name="P1"><text:span text:style-name="T1">Nx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76" draw:id="id76" draw:layer="layout" svg:width="3.111cm" svg:height="0.973cm" svg:x="17.266cm" svg:y="2.724cm">
          <text:p text:style-name="P1"><text:span text:style-name="T1">Nx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75" draw:id="id75" draw:layer="layout" svg:width="3.111cm" svg:height="0.973cm" svg:x="17.713cm" svg:y="2.4cm">
          <text:p text:style-name="P1"><text:span text:style-name="T1">Nx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111cm" svg:height="0.973cm" svg:x="0.983cm" svg:y="17.994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3.618cm" svg:height="2.147cm" svg:x="4.503cm" svg:y="17.987cm">
          <draw:text-box>
            <text:p><text:span text:style-name="T4">== Content</text:span></text:p>
            <text:p><text:span text:style-name="T4">dynamic </text:span></text:p>
            <text:p><text:span text:style-name="T4">generated (eg</text:span></text:p>
            <text:p><text:span text:style-name="T4">compiler outputs</text:span></text:p>
          </draw:text-box>
        </draw:frame>
        <draw:custom-shape draw:style-name="gr9" draw:text-style-name="P1" draw:layer="layout" svg:width="7.554cm" svg:height="2.416cm" svg:x="0.768cm" svg:y="17.83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111cm" svg:height="0.973cm" svg:x="0.984cm" svg:y="19.095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009cm" svg:height="5.79cm" svg:x="20.446cm" svg:y="14.72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7.44cm" svg:height="1.195cm" svg:x="8.474cm" svg:y="0.306cm">
          <draw:text-box>
            <text:p><text:span text:style-name="T5">MIssion-XX: Proposed Directory Structure</text:span></text:p>
          </draw:text-box>
        </draw:frame>
        <presentation:notes draw:style-name="dp2">
          <draw:page-thumbnail draw:style-name="gr10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77" draw:id="id77" draw:layer="layout" svg:width="3.112cm" svg:height="0.973cm" svg:x="18.257cm" svg:y="2.445cm">
          <text:p text:style-name="P1"><text:span text:style-name="T1">Mission-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81" draw:id="id81" draw:layer="layout" svg:width="3.111cm" svg:height="0.973cm" svg:x="9.778cm" svg:y="8.501cm">
          <text:p text:style-name="P1"><text:span text:style-name="T1">gen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84" draw:id="id84" draw:layer="layout" svg:width="3.111cm" svg:height="0.973cm" svg:x="4.209cm" svg:y="5.018cm">
          <text:p text:style-name="P1"><text:span text:style-name="T2">rodos_ </text:span><text:span text:style-name="T2"><text:line-break/></text:span><text:span text:style-name="T2">Exten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8" draw:id="id78" draw:layer="layout" svg:width="3.111cm" svg:height="0.974cm" svg:x="0.859cm" svg:y="4.967cm">
          <text:p text:style-name="P1"><text:span text:style-name="T1">Rodos (Lin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9.813cm" svg:y1="3.418cm" svg:x2="2.414cm" svg:y2="4.967cm" draw:start-shape="id77" draw:start-glue-point="2" draw:end-shape="id78" draw:end-glue-point="0" svg:d="m19813 3418c0 1162-17399 388-17399 1549">
          <text:p/>
        </draw:connector>
        <draw:frame draw:style-name="gr13" draw:text-style-name="P4" draw:layer="layout" svg:width="1.035cm" svg:height="0.962cm" svg:x="22.988cm" svg:y="11.533cm">
          <draw:text-box draw:corner-radius="7.453cm">
            <text:p><text:span text:style-name="T3">...</text:span></text:p>
          </draw:text-box>
        </draw:frame>
        <draw:custom-shape draw:style-name="gr11" draw:text-style-name="P2" xml:id="id83" draw:id="id83" draw:layer="layout" svg:width="3.111cm" svg:height="0.973cm" svg:x="13.99cm" svg:y="7.487cm">
          <text:p text:style-name="P1"><text:span text:style-name="T1">target-X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79" draw:id="id79" draw:layer="layout" svg:width="3.111cm" svg:height="0.973cm" svg:x="7.61cm" svg:y="5.03cm">
          <text:p text:style-name="P1"><text:span text:style-name="T1">comm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80" draw:id="id80" draw:layer="layout" svg:width="3.11cm" svg:height="0.973cm" svg:x="9.828cm" svg:y="11.519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curve" svg:x1="9.165cm" svg:y1="6.003cm" svg:x2="9.828cm" svg:y2="12.005cm" draw:start-shape="id79" draw:start-glue-point="2" draw:end-shape="id80" draw:end-glue-point="3" svg:d="m9165 6003c0 4002 221 6002 663 6002">
          <text:p/>
        </draw:connector>
        <draw:connector draw:style-name="gr14" draw:text-style-name="P1" draw:layer="layout" draw:type="curve" svg:x1="9.165cm" svg:y1="6.003cm" svg:x2="9.778cm" svg:y2="8.987cm" draw:start-shape="id79" draw:start-glue-point="2" draw:end-shape="id81" draw:end-glue-point="3" svg:d="m9165 6003c0 1990 204 2984 613 2984">
          <text:p/>
        </draw:connector>
        <draw:custom-shape draw:style-name="gr11" draw:text-style-name="P2" xml:id="id82" draw:id="id82" draw:layer="layout" svg:width="3.111cm" svg:height="0.973cm" svg:x="11.722cm" svg:y="5.031cm">
          <text:p text:style-name="P1"><text:span text:style-name="T1">HW-Deppen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curve" svg:x1="13.277cm" svg:y1="6.004cm" svg:x2="13.99cm" svg:y2="7.973cm" draw:start-shape="id82" draw:start-glue-point="2" draw:end-shape="id83" draw:end-glue-point="3" svg:d="m13277 6004c0 1313 237 1969 713 1969">
          <text:p/>
        </draw:connector>
        <draw:custom-shape draw:style-name="gr15" draw:text-style-name="P2" xml:id="id88" draw:id="id88" draw:layer="layout" svg:width="3.111cm" svg:height="0.973cm" svg:x="15.281cm" svg:y="5.057cm">
          <text:p text:style-name="P1"><text:span text:style-name="T1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9.813cm" svg:y1="3.418cm" svg:x2="5.764cm" svg:y2="5.018cm" draw:start-shape="id77" draw:start-glue-point="2" draw:end-shape="id84" draw:end-glue-point="0" svg:d="m19813 3418c0 1200-14049 400-14049 1600">
          <text:p/>
        </draw:connector>
        <draw:connector draw:style-name="gr7" draw:text-style-name="P1" draw:layer="layout" draw:type="curve" svg:x1="19.813cm" svg:y1="3.418cm" svg:x2="9.165cm" svg:y2="5.03cm" draw:start-shape="id77" draw:start-glue-point="2" draw:end-shape="id79" draw:end-glue-point="0" svg:d="m19813 3418c0 1209-10648 403-10648 1612">
          <text:p/>
        </draw:connector>
        <draw:connector draw:style-name="gr7" draw:text-style-name="P1" draw:layer="layout" draw:type="curve" svg:x1="19.813cm" svg:y1="3.418cm" svg:x2="13.277cm" svg:y2="5.031cm" draw:start-shape="id77" draw:start-glue-point="2" draw:end-shape="id82" draw:end-glue-point="0" svg:d="m19813 3418c0 1209-6536 403-6536 1613">
          <text:p/>
        </draw:connector>
        <draw:connector draw:style-name="gr7" draw:text-style-name="P1" draw:layer="layout" draw:type="curve" svg:x1="19.813cm" svg:y1="3.418cm" svg:x2="21.952cm" svg:y2="5.593cm" draw:start-shape="id77" draw:start-glue-point="2" draw:end-shape="id85" draw:end-glue-point="3" svg:d="m19813 3418c0 1450 713 2175 2139 2175">
          <text:p/>
        </draw:connector>
        <draw:connector draw:style-name="gr7" draw:text-style-name="P1" draw:layer="layout" draw:type="curve" svg:x1="19.813cm" svg:y1="3.418cm" svg:x2="22.031cm" svg:y2="8.505cm" draw:start-shape="id77" draw:start-glue-point="2" draw:end-shape="id86" draw:end-glue-point="3" svg:d="m19813 3418c0 3392 739 5087 2218 5087">
          <text:p/>
        </draw:connector>
        <draw:connector draw:style-name="gr17" draw:text-style-name="P1" draw:layer="layout" draw:type="curve" svg:x1="19.813cm" svg:y1="3.418cm" svg:x2="21.956cm" svg:y2="7.126cm" draw:start-shape="id77" draw:start-glue-point="2" draw:end-shape="id87" draw:end-glue-point="3" svg:d="m19813 3418c0 2472 714 3708 2143 3708">
          <text:p/>
        </draw:connector>
        <draw:custom-shape draw:style-name="gr11" draw:text-style-name="P2" xml:id="id86" draw:id="id86" draw:layer="layout" svg:width="3.111cm" svg:height="0.973cm" svg:x="22.031cm" svg:y="8.019cm">
          <text:p text:style-name="P1"><text:span text:style-name="T1">Application-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4.667cm" svg:height="1.195cm" svg:x="7.05cm" svg:y="0.574cm">
          <draw:text-box>
            <text:p><text:span text:style-name="T5">MIssion-XX: Example Boot Immage</text:span></text:p>
          </draw:text-box>
        </draw:frame>
        <draw:custom-shape draw:style-name="gr18" draw:text-style-name="P2" xml:id="id87" draw:id="id87" draw:layer="layout" svg:width="3.111cm" svg:height="0.973cm" svg:x="21.956cm" svg:y="6.64cm">
          <text:p text:style-name="P1"><text:span text:style-name="T1">Application-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85" draw:id="id85" draw:layer="layout" svg:width="3.111cm" svg:height="0.973cm" svg:x="21.952cm" svg:y="5.107cm">
          <text:p text:style-name="P1"><text:span text:style-name="T1">Application-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9.813cm" svg:y1="3.418cm" svg:x2="16.836cm" svg:y2="5.057cm" draw:start-shape="id77" draw:start-glue-point="2" draw:end-shape="id88" svg:d="m19813 3418c0 1192-2977 373-2977 1639">
          <text:p/>
        </draw:connector>
        <draw:custom-shape draw:style-name="gr18" draw:text-style-name="P2" xml:id="id89" draw:id="id89" draw:layer="layout" svg:width="3.111cm" svg:height="0.973cm" svg:x="22.032cm" svg:y="9.32cm">
          <text:p text:style-name="P1"><text:span text:style-name="T1">Application-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90" draw:id="id90" draw:layer="layout" svg:width="3.111cm" svg:height="0.973cm" svg:x="22.033cm" svg:y="10.621cm">
          <text:p text:style-name="P1"><text:span text:style-name="T1">Application-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91" draw:id="id91" draw:layer="layout" svg:width="3.111cm" svg:height="0.973cm" svg:x="22.034cm" svg:y="12.522cm">
          <text:p text:style-name="P1"><text:span text:style-name="T1">Application-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9.813cm" svg:y1="3.418cm" svg:x2="22.032cm" svg:y2="9.806cm" draw:start-shape="id77" draw:start-glue-point="2" draw:end-shape="id89" draw:end-glue-point="3" svg:d="m19813 3418c0 4259 739 6388 2219 6388">
          <text:p/>
        </draw:connector>
        <draw:connector draw:style-name="gr17" draw:text-style-name="P1" draw:layer="layout" draw:type="curve" svg:x1="19.813cm" svg:y1="3.418cm" svg:x2="22.033cm" svg:y2="11.107cm" draw:start-shape="id77" draw:start-glue-point="2" draw:end-shape="id90" draw:end-glue-point="3" svg:d="m19813 3418c0 5126 740 7689 2220 7689">
          <text:p/>
        </draw:connector>
        <draw:connector draw:style-name="gr7" draw:text-style-name="P1" draw:layer="layout" draw:type="curve" svg:x1="19.813cm" svg:y1="3.418cm" svg:x2="22.034cm" svg:y2="13.008cm" draw:start-shape="id77" draw:start-glue-point="2" draw:end-shape="id91" draw:end-glue-point="3" svg:d="m19813 3418c0 6394 740 9590 2221 9590">
          <text:p/>
        </draw:connector>
        <draw:custom-shape draw:style-name="gr11" draw:text-style-name="P2" xml:id="id92" draw:id="id92" draw:layer="layout" svg:width="3.111cm" svg:height="0.973cm" svg:x="22.035cm" svg:y="14.023cm">
          <text:p text:style-name="P1"><text:span text:style-name="T1">Simmulation-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93" draw:id="id93" draw:layer="layout" svg:width="3.111cm" svg:height="0.973cm" svg:x="22.036cm" svg:y="15.324cm">
          <text:p text:style-name="P1"><text:span text:style-name="T1">Simmulation-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94" draw:id="id94" draw:layer="layout" svg:width="3.111cm" svg:height="0.973cm" svg:x="22.037cm" svg:y="17.425cm">
          <text:p text:style-name="P1"><text:span text:style-name="T1">Simmulation-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9.813cm" svg:y1="3.418cm" svg:x2="22.035cm" svg:y2="14.509cm" draw:start-shape="id77" draw:start-glue-point="2" draw:end-shape="id92" draw:end-glue-point="3" svg:d="m19813 3418c0 7394 740 11091 2222 11091">
          <text:p/>
        </draw:connector>
        <draw:connector draw:style-name="gr17" draw:text-style-name="P1" draw:layer="layout" draw:type="curve" svg:x1="19.813cm" svg:y1="3.418cm" svg:x2="22.036cm" svg:y2="15.81cm" draw:start-shape="id77" draw:start-glue-point="2" draw:end-shape="id93" draw:end-glue-point="3" svg:d="m19813 3418c0 8262 741 12392 2223 12392">
          <text:p/>
        </draw:connector>
        <draw:connector draw:style-name="gr7" draw:text-style-name="P1" draw:layer="layout" draw:type="curve" svg:x1="19.813cm" svg:y1="3.418cm" svg:x2="22.037cm" svg:y2="17.911cm" draw:start-shape="id77" draw:start-glue-point="2" draw:end-shape="id94" draw:end-glue-point="3" svg:d="m19813 3418c0 9662 741 14493 2224 14493">
          <text:p/>
        </draw:connector>
        <draw:frame draw:style-name="gr13" draw:text-style-name="P4" draw:layer="layout" svg:width="1.035cm" svg:height="0.962cm" svg:x="23.181cm" svg:y="16.288cm">
          <draw:text-box draw:corner-radius="7.453cm">
            <text:p><text:span text:style-name="T3">...</text:span></text:p>
          </draw:text-box>
        </draw:frame>
        <presentation:notes draw:style-name="dp2">
          <draw:page-thumbnail draw:style-name="gr10" draw:layer="layout" svg:width="14.848cm" svg:height="11.135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1-02T12:46:01</meta:creation-date>
    <meta:editing-duration>PT1H44M2S</meta:editing-duration>
    <meta:editing-cycles>23</meta:editing-cycles>
    <dc:date>2012-11-02T14:31:12</dc:date>
    <meta:generator>LibreOffice/3.3$Linux LibreOffice_project/330m19$Build-301</meta:generator>
    <meta:document-statistic meta:object-count="242"/>
  </office:meta>
</office:document-meta>
</file>